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028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99cc66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ccff99" style:diagonal-bl-tr="none" style:diagonal-tl-br="none" fo:border="0.06pt solid #000000" style:rotation-align="none"/>
    </style:style>
    <style:style style:name="ce4" style:family="table-cell" style:parent-style-name="Default">
      <style:table-cell-properties fo:background-color="#729fcf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cfe7f5" style:diagonal-bl-tr="none" style:diagonal-tl-br="none" fo:border="0.06pt solid #000000" style:rotation-align="none"/>
    </style:style>
    <style:style style:name="ce6" style:family="table-cell" style:parent-style-name="Default">
      <style:table-cell-properties fo:background-color="#ff3333" fo:border="0.06pt solid #000000" style:rotation-align="none"/>
    </style:style>
    <style:style style:name="ce7" style:family="table-cell" style:parent-style-name="Default">
      <style:table-cell-properties fo:background-color="#ffcc99" fo:border="0.06pt solid #000000" style:rotation-align="none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ffff66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99" style:diagonal-bl-tr="none" style:diagonal-tl-br="none" fo:border="0.06pt solid #000000" style:rotation-align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shapes>
          <draw:frame draw:z-index="0" draw:style-name="gr1" draw:text-style-name="P1" svg:width="6.2988in" svg:height="3.5429in" svg:x="12.3594in" svg:y="0.728in">
            <draw:object draw:notify-on-update-of-ranges="Hoja1.J4:Hoja1.J4 Hoja1.J5:Hoja1.J62 Hoja1.K4:Hoja1.K4 Hoja1.K5:Hoja1.K6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 table:number-rows-repeated="3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ce2" office:value-type="string" calcext:value-type="string">
            <text:p>Vopp (V)</text:p>
          </table:table-cell>
          <table:table-cell table:style-name="ce4" office:value-type="string" calcext:value-type="string">
            <text:p>Vipp (V)</text:p>
          </table:table-cell>
          <table:table-cell table:style-name="ce6" office:value-type="string" calcext:value-type="string">
            <text:p>Vo/Vi</text:p>
          </table:table-cell>
          <table:table-cell table:style-name="ce8" office:value-type="string" calcext:value-type="string">
            <text:p>log(w)</text:p>
          </table:table-cell>
          <table:table-cell table:style-name="Default" table:number-columns-repeated="3"/>
          <table:table-cell table:style-name="ce9" office:value-type="string" calcext:value-type="string">
            <text:p>Frec. (Hz)</text:p>
          </table:table-cell>
          <table:table-cell table:style-name="ce8" office:value-type="string" calcext:value-type="string">
            <text:p>20log(vo/vi)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 table:style-name="ce3" office:value-type="float" office:value="18" calcext:value-type="float">
            <text:p>18</text:p>
          </table:table-cell>
          <table:table-cell table:style-name="ce5" office:value-type="float" office:value="18.3" calcext:value-type="float">
            <text:p>18.3</text:p>
          </table:table-cell>
          <table:table-cell table:style-name="ce7" table:formula="of:=[.C5]/[.D5]" office:value-type="float" office:value="0.983606557377049" calcext:value-type="float">
            <text:p>0.9836065574</text:p>
          </table:table-cell>
          <table:table-cell table:style-name="ce8" table:formula="of:=LOG([.J5];10)" office:value-type="float" office:value="2" calcext:value-type="float">
            <text:p>2</text:p>
          </table:table-cell>
          <table:table-cell table:style-name="Default" table:number-columns-repeated="3"/>
          <table:table-cell table:style-name="ce10" office:value-type="float" office:value="100" calcext:value-type="float">
            <text:p>100</text:p>
          </table:table-cell>
          <table:table-cell table:style-name="ce8" table:formula="of:=20*LOG([.E5])" office:value-type="float" office:value="-0.143571692542468" calcext:value-type="float">
            <text:p>-0.1435716925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 table:style-name="ce3" office:value-type="float" office:value="18" calcext:value-type="float">
            <text:p>18</text:p>
          </table:table-cell>
          <table:table-cell table:style-name="ce5" office:value-type="float" office:value="18.3" calcext:value-type="float">
            <text:p>18.3</text:p>
          </table:table-cell>
          <table:table-cell table:style-name="ce7" table:formula="of:=[.C6]/[.D6]" office:value-type="float" office:value="0.983606557377049" calcext:value-type="float">
            <text:p>0.9836065574</text:p>
          </table:table-cell>
          <table:table-cell table:style-name="ce8" table:formula="of:=LOG([.J6];10)" office:value-type="float" office:value="2.30102999566398" calcext:value-type="float">
            <text:p>2.3010299957</text:p>
          </table:table-cell>
          <table:table-cell table:style-name="Default" table:number-columns-repeated="3"/>
          <table:table-cell table:style-name="ce10" office:value-type="float" office:value="200" calcext:value-type="float">
            <text:p>200</text:p>
          </table:table-cell>
          <table:table-cell table:style-name="ce8" table:formula="of:=20*LOG([.E6])" office:value-type="float" office:value="-0.143571692542468" calcext:value-type="float">
            <text:p>-0.1435716925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 table:style-name="ce3" office:value-type="float" office:value="18" calcext:value-type="float">
            <text:p>18</text:p>
          </table:table-cell>
          <table:table-cell table:style-name="ce5" office:value-type="float" office:value="18.3" calcext:value-type="float">
            <text:p>18.3</text:p>
          </table:table-cell>
          <table:table-cell table:style-name="ce7" table:formula="of:=[.C7]/[.D7]" office:value-type="float" office:value="0.983606557377049" calcext:value-type="float">
            <text:p>0.9836065574</text:p>
          </table:table-cell>
          <table:table-cell table:style-name="ce8" table:formula="of:=LOG([.J7];10)" office:value-type="float" office:value="2.47712125471966" calcext:value-type="float">
            <text:p>2.4771212547</text:p>
          </table:table-cell>
          <table:table-cell table:style-name="Default" table:number-columns-repeated="3"/>
          <table:table-cell table:style-name="ce10" office:value-type="float" office:value="300" calcext:value-type="float">
            <text:p>300</text:p>
          </table:table-cell>
          <table:table-cell table:style-name="ce8" table:formula="of:=20*LOG([.E7])" office:value-type="float" office:value="-0.143571692542468" calcext:value-type="float">
            <text:p>-0.1435716925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 table:style-name="ce3" office:value-type="float" office:value="18" calcext:value-type="float">
            <text:p>18</text:p>
          </table:table-cell>
          <table:table-cell table:style-name="ce5" office:value-type="float" office:value="18.3" calcext:value-type="float">
            <text:p>18.3</text:p>
          </table:table-cell>
          <table:table-cell table:style-name="ce7" table:formula="of:=[.C8]/[.D8]" office:value-type="float" office:value="0.983606557377049" calcext:value-type="float">
            <text:p>0.9836065574</text:p>
          </table:table-cell>
          <table:table-cell table:style-name="ce8" table:formula="of:=LOG([.J8];10)" office:value-type="float" office:value="2.60205999132796" calcext:value-type="float">
            <text:p>2.6020599913</text:p>
          </table:table-cell>
          <table:table-cell table:style-name="Default" table:number-columns-repeated="3"/>
          <table:table-cell table:style-name="ce10" office:value-type="float" office:value="400" calcext:value-type="float">
            <text:p>400</text:p>
          </table:table-cell>
          <table:table-cell table:style-name="ce8" table:formula="of:=20*LOG([.E8])" office:value-type="float" office:value="-0.143571692542468" calcext:value-type="float">
            <text:p>-0.1435716925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 table:style-name="ce3" office:value-type="float" office:value="18" calcext:value-type="float">
            <text:p>18</text:p>
          </table:table-cell>
          <table:table-cell table:style-name="ce5" office:value-type="float" office:value="18.3" calcext:value-type="float">
            <text:p>18.3</text:p>
          </table:table-cell>
          <table:table-cell table:style-name="ce7" table:formula="of:=[.C9]/[.D9]" office:value-type="float" office:value="0.983606557377049" calcext:value-type="float">
            <text:p>0.9836065574</text:p>
          </table:table-cell>
          <table:table-cell table:style-name="ce8" table:formula="of:=LOG([.J9];10)" office:value-type="float" office:value="2.69897000433602" calcext:value-type="float">
            <text:p>2.6989700043</text:p>
          </table:table-cell>
          <table:table-cell table:style-name="Default" table:number-columns-repeated="3"/>
          <table:table-cell table:style-name="ce10" office:value-type="float" office:value="500" calcext:value-type="float">
            <text:p>500</text:p>
          </table:table-cell>
          <table:table-cell table:style-name="ce8" table:formula="of:=20*LOG([.E9])" office:value-type="float" office:value="-0.143571692542468" calcext:value-type="float">
            <text:p>-0.1435716925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 table:style-name="ce3" office:value-type="float" office:value="18" calcext:value-type="float">
            <text:p>18</text:p>
          </table:table-cell>
          <table:table-cell table:style-name="ce5" office:value-type="float" office:value="18.3" calcext:value-type="float">
            <text:p>18.3</text:p>
          </table:table-cell>
          <table:table-cell table:style-name="ce7" table:formula="of:=[.C10]/[.D10]" office:value-type="float" office:value="0.983606557377049" calcext:value-type="float">
            <text:p>0.9836065574</text:p>
          </table:table-cell>
          <table:table-cell table:style-name="ce8" table:formula="of:=LOG([.J10];10)" office:value-type="float" office:value="2.77815125038364" calcext:value-type="float">
            <text:p>2.7781512504</text:p>
          </table:table-cell>
          <table:table-cell table:style-name="Default" table:number-columns-repeated="3"/>
          <table:table-cell table:style-name="ce10" office:value-type="float" office:value="600" calcext:value-type="float">
            <text:p>600</text:p>
          </table:table-cell>
          <table:table-cell table:style-name="ce8" table:formula="of:=20*LOG([.E10])" office:value-type="float" office:value="-0.143571692542468" calcext:value-type="float">
            <text:p>-0.1435716925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 table:style-name="ce3" office:value-type="float" office:value="18" calcext:value-type="float">
            <text:p>18</text:p>
          </table:table-cell>
          <table:table-cell table:style-name="ce5" office:value-type="float" office:value="18.3" calcext:value-type="float">
            <text:p>18.3</text:p>
          </table:table-cell>
          <table:table-cell table:style-name="ce7" table:formula="of:=[.C11]/[.D11]" office:value-type="float" office:value="0.983606557377049" calcext:value-type="float">
            <text:p>0.9836065574</text:p>
          </table:table-cell>
          <table:table-cell table:style-name="ce8" table:formula="of:=LOG([.J11];10)" office:value-type="float" office:value="2.84509804001426" calcext:value-type="float">
            <text:p>2.84509804</text:p>
          </table:table-cell>
          <table:table-cell table:style-name="Default" table:number-columns-repeated="3"/>
          <table:table-cell table:style-name="ce10" office:value-type="float" office:value="700" calcext:value-type="float">
            <text:p>700</text:p>
          </table:table-cell>
          <table:table-cell table:style-name="ce8" table:formula="of:=20*LOG([.E11])" office:value-type="float" office:value="-0.143571692542468" calcext:value-type="float">
            <text:p>-0.1435716925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 table:style-name="ce3" office:value-type="float" office:value="18" calcext:value-type="float">
            <text:p>18</text:p>
          </table:table-cell>
          <table:table-cell table:style-name="ce5" office:value-type="float" office:value="18.3" calcext:value-type="float">
            <text:p>18.3</text:p>
          </table:table-cell>
          <table:table-cell table:style-name="ce7" table:formula="of:=[.C12]/[.D12]" office:value-type="float" office:value="0.983606557377049" calcext:value-type="float">
            <text:p>0.9836065574</text:p>
          </table:table-cell>
          <table:table-cell table:style-name="ce8" table:formula="of:=LOG([.J12];10)" office:value-type="float" office:value="2.90308998699194" calcext:value-type="float">
            <text:p>2.903089987</text:p>
          </table:table-cell>
          <table:table-cell table:style-name="Default" table:number-columns-repeated="3"/>
          <table:table-cell table:style-name="ce10" office:value-type="float" office:value="800" calcext:value-type="float">
            <text:p>800</text:p>
          </table:table-cell>
          <table:table-cell table:style-name="ce8" table:formula="of:=20*LOG([.E12])" office:value-type="float" office:value="-0.143571692542468" calcext:value-type="float">
            <text:p>-0.1435716925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 table:style-name="ce3" office:value-type="float" office:value="18" calcext:value-type="float">
            <text:p>18</text:p>
          </table:table-cell>
          <table:table-cell table:style-name="ce5" office:value-type="float" office:value="18.3" calcext:value-type="float">
            <text:p>18.3</text:p>
          </table:table-cell>
          <table:table-cell table:style-name="ce7" table:formula="of:=[.C13]/[.D13]" office:value-type="float" office:value="0.983606557377049" calcext:value-type="float">
            <text:p>0.9836065574</text:p>
          </table:table-cell>
          <table:table-cell table:style-name="ce8" table:formula="of:=LOG([.J13];10)" office:value-type="float" office:value="2.95424250943932" calcext:value-type="float">
            <text:p>2.9542425094</text:p>
          </table:table-cell>
          <table:table-cell table:style-name="Default" table:number-columns-repeated="3"/>
          <table:table-cell table:style-name="ce10" office:value-type="float" office:value="900" calcext:value-type="float">
            <text:p>900</text:p>
          </table:table-cell>
          <table:table-cell table:style-name="ce8" table:formula="of:=20*LOG([.E13])" office:value-type="float" office:value="-0.143571692542468" calcext:value-type="float">
            <text:p>-0.1435716925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 table:style-name="ce3" office:value-type="float" office:value="18" calcext:value-type="float">
            <text:p>18</text:p>
          </table:table-cell>
          <table:table-cell table:style-name="ce5" office:value-type="float" office:value="18.3" calcext:value-type="float">
            <text:p>18.3</text:p>
          </table:table-cell>
          <table:table-cell table:style-name="ce7" table:formula="of:=[.C14]/[.D14]" office:value-type="float" office:value="0.983606557377049" calcext:value-type="float">
            <text:p>0.9836065574</text:p>
          </table:table-cell>
          <table:table-cell table:style-name="ce8" table:formula="of:=LOG([.J14];10)" office:value-type="float" office:value="3" calcext:value-type="float">
            <text:p>3</text:p>
          </table:table-cell>
          <table:table-cell table:style-name="Default" table:number-columns-repeated="3"/>
          <table:table-cell table:style-name="ce10" office:value-type="float" office:value="1000" calcext:value-type="float">
            <text:p>1000</text:p>
          </table:table-cell>
          <table:table-cell table:style-name="ce8" table:formula="of:=20*LOG([.E14])" office:value-type="float" office:value="-0.143571692542468" calcext:value-type="float">
            <text:p>-0.1435716925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 table:style-name="ce3" office:value-type="float" office:value="17.7" calcext:value-type="float">
            <text:p>17.7</text:p>
          </table:table-cell>
          <table:table-cell table:style-name="ce5" office:value-type="float" office:value="18.3" calcext:value-type="float">
            <text:p>18.3</text:p>
          </table:table-cell>
          <table:table-cell table:style-name="ce7" table:formula="of:=[.C15]/[.D15]" office:value-type="float" office:value="0.967213114754098" calcext:value-type="float">
            <text:p>0.9672131148</text:p>
          </table:table-cell>
          <table:table-cell table:style-name="ce8" table:formula="of:=LOG([.J15];10)" office:value-type="float" office:value="3.30102999566398" calcext:value-type="float">
            <text:p>3.3010299957</text:p>
          </table:table-cell>
          <table:table-cell table:style-name="Default" table:number-columns-repeated="3"/>
          <table:table-cell table:style-name="ce10" office:value-type="float" office:value="2000" calcext:value-type="float">
            <text:p>2000</text:p>
          </table:table-cell>
          <table:table-cell table:style-name="ce8" table:formula="of:=20*LOG([.E15])" office:value-type="float" office:value="-0.289556467372457" calcext:value-type="float">
            <text:p>-0.2895564674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 table:style-name="ce3" office:value-type="float" office:value="17.5" calcext:value-type="float">
            <text:p>17.5</text:p>
          </table:table-cell>
          <table:table-cell table:style-name="ce5" office:value-type="float" office:value="18" calcext:value-type="float">
            <text:p>18</text:p>
          </table:table-cell>
          <table:table-cell table:style-name="ce7" table:formula="of:=[.C16]/[.D16]" office:value-type="float" office:value="0.972222222222222" calcext:value-type="float">
            <text:p>0.9722222222</text:p>
          </table:table-cell>
          <table:table-cell table:style-name="ce8" table:formula="of:=LOG([.J16];10)" office:value-type="float" office:value="3.47712125471966" calcext:value-type="float">
            <text:p>3.4771212547</text:p>
          </table:table-cell>
          <table:table-cell table:style-name="Default" table:number-columns-repeated="3"/>
          <table:table-cell table:style-name="ce10" office:value-type="float" office:value="3000" calcext:value-type="float">
            <text:p>3000</text:p>
          </table:table-cell>
          <table:table-cell table:style-name="ce8" table:formula="of:=20*LOG([.E16])" office:value-type="float" office:value="-0.244689128340233" calcext:value-type="float">
            <text:p>-0.2446891283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 table:style-name="ce3" office:value-type="float" office:value="17.5" calcext:value-type="float">
            <text:p>17.5</text:p>
          </table:table-cell>
          <table:table-cell table:style-name="ce5" office:value-type="float" office:value="18" calcext:value-type="float">
            <text:p>18</text:p>
          </table:table-cell>
          <table:table-cell table:style-name="ce7" table:formula="of:=[.C17]/[.D17]" office:value-type="float" office:value="0.972222222222222" calcext:value-type="float">
            <text:p>0.9722222222</text:p>
          </table:table-cell>
          <table:table-cell table:style-name="ce8" table:formula="of:=LOG([.J17];10)" office:value-type="float" office:value="3.60205999132796" calcext:value-type="float">
            <text:p>3.6020599913</text:p>
          </table:table-cell>
          <table:table-cell table:style-name="Default" table:number-columns-repeated="3"/>
          <table:table-cell table:style-name="ce10" office:value-type="float" office:value="4000" calcext:value-type="float">
            <text:p>4000</text:p>
          </table:table-cell>
          <table:table-cell table:style-name="ce8" table:formula="of:=20*LOG([.E17])" office:value-type="float" office:value="-0.244689128340233" calcext:value-type="float">
            <text:p>-0.2446891283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 table:style-name="ce3" office:value-type="float" office:value="17.3" calcext:value-type="float">
            <text:p>17.3</text:p>
          </table:table-cell>
          <table:table-cell table:style-name="ce5" office:value-type="float" office:value="18" calcext:value-type="float">
            <text:p>18</text:p>
          </table:table-cell>
          <table:table-cell table:style-name="ce7" table:formula="of:=[.C18]/[.D18]" office:value-type="float" office:value="0.961111111111111" calcext:value-type="float">
            <text:p>0.9611111111</text:p>
          </table:table-cell>
          <table:table-cell table:style-name="ce8" table:formula="of:=LOG([.J18];10)" office:value-type="float" office:value="3.69897000433602" calcext:value-type="float">
            <text:p>3.6989700043</text:p>
          </table:table-cell>
          <table:table-cell table:style-name="Default" table:number-columns-repeated="3"/>
          <table:table-cell table:style-name="ce10" office:value-type="float" office:value="5000" calcext:value-type="float">
            <text:p>5000</text:p>
          </table:table-cell>
          <table:table-cell table:style-name="ce8" table:formula="of:=20*LOG([.E18])" office:value-type="float" office:value="-0.344528039490213" calcext:value-type="float">
            <text:p>-0.3445280395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 table:style-name="ce3" office:value-type="float" office:value="16.6" calcext:value-type="float">
            <text:p>16.6</text:p>
          </table:table-cell>
          <table:table-cell table:style-name="ce5" office:value-type="float" office:value="18" calcext:value-type="float">
            <text:p>18</text:p>
          </table:table-cell>
          <table:table-cell table:style-name="ce7" table:formula="of:=[.C19]/[.D19]" office:value-type="float" office:value="0.922222222222222" calcext:value-type="float">
            <text:p>0.9222222222</text:p>
          </table:table-cell>
          <table:table-cell table:style-name="ce8" table:formula="of:=LOG([.J19];10)" office:value-type="float" office:value="3.77815125038364" calcext:value-type="float">
            <text:p>3.7781512504</text:p>
          </table:table-cell>
          <table:table-cell table:style-name="Default" table:number-columns-repeated="3"/>
          <table:table-cell table:style-name="ce10" office:value-type="float" office:value="6000" calcext:value-type="float">
            <text:p>6000</text:p>
          </table:table-cell>
          <table:table-cell table:style-name="ce8" table:formula="of:=20*LOG([.E19])" office:value-type="float" office:value="-0.703288341265019" calcext:value-type="float">
            <text:p>-0.7032883413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 table:style-name="ce3" office:value-type="float" office:value="16.3" calcext:value-type="float">
            <text:p>16.3</text:p>
          </table:table-cell>
          <table:table-cell table:style-name="ce5" office:value-type="float" office:value="18" calcext:value-type="float">
            <text:p>18</text:p>
          </table:table-cell>
          <table:table-cell table:style-name="ce7" table:formula="of:=[.C20]/[.D20]" office:value-type="float" office:value="0.905555555555556" calcext:value-type="float">
            <text:p>0.9055555556</text:p>
          </table:table-cell>
          <table:table-cell table:style-name="ce8" table:formula="of:=LOG([.J20];10)" office:value-type="float" office:value="3.84509804001426" calcext:value-type="float">
            <text:p>3.84509804</text:p>
          </table:table-cell>
          <table:table-cell table:style-name="Default" table:number-columns-repeated="3"/>
          <table:table-cell table:style-name="ce10" office:value-type="float" office:value="7000" calcext:value-type="float">
            <text:p>7000</text:p>
          </table:table-cell>
          <table:table-cell table:style-name="ce8" table:formula="of:=20*LOG([.E20])" office:value-type="float" office:value="-0.861698013986965" calcext:value-type="float">
            <text:p>-0.861698014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 table:style-name="ce3" office:value-type="float" office:value="15.6" calcext:value-type="float">
            <text:p>15.6</text:p>
          </table:table-cell>
          <table:table-cell table:style-name="ce5" office:value-type="float" office:value="18" calcext:value-type="float">
            <text:p>18</text:p>
          </table:table-cell>
          <table:table-cell table:style-name="ce7" table:formula="of:=[.C21]/[.D21]" office:value-type="float" office:value="0.866666666666667" calcext:value-type="float">
            <text:p>0.8666666667</text:p>
          </table:table-cell>
          <table:table-cell table:style-name="ce8" table:formula="of:=LOG([.J21];10)" office:value-type="float" office:value="3.90308998699194" calcext:value-type="float">
            <text:p>3.903089987</text:p>
          </table:table-cell>
          <table:table-cell table:style-name="Default" table:number-columns-repeated="3"/>
          <table:table-cell table:style-name="ce10" office:value-type="float" office:value="8000" calcext:value-type="float">
            <text:p>8000</text:p>
          </table:table-cell>
          <table:table-cell table:style-name="ce8" table:formula="of:=20*LOG([.E21])" office:value-type="float" office:value="-1.24295813497689" calcext:value-type="float">
            <text:p>-1.242958135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 table:style-name="ce3" office:value-type="float" office:value="15.3" calcext:value-type="float">
            <text:p>15.3</text:p>
          </table:table-cell>
          <table:table-cell table:style-name="ce5" office:value-type="float" office:value="17.8" calcext:value-type="float">
            <text:p>17.8</text:p>
          </table:table-cell>
          <table:table-cell table:style-name="ce7" table:formula="of:=[.C22]/[.D22]" office:value-type="float" office:value="0.859550561797753" calcext:value-type="float">
            <text:p>0.8595505618</text:p>
          </table:table-cell>
          <table:table-cell table:style-name="ce8" table:formula="of:=LOG([.J22];10)" office:value-type="float" office:value="3.95424250943932" calcext:value-type="float">
            <text:p>3.9542425094</text:p>
          </table:table-cell>
          <table:table-cell table:style-name="Default" table:number-columns-repeated="3"/>
          <table:table-cell table:style-name="ce10" office:value-type="float" office:value="9000" calcext:value-type="float">
            <text:p>9000</text:p>
          </table:table-cell>
          <table:table-cell table:style-name="ce8" table:formula="of:=20*LOG([.E22])" office:value-type="float" office:value="-1.3145714298259" calcext:value-type="float">
            <text:p>-1.3145714298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 table:style-name="ce3" office:value-type="float" office:value="14.8" calcext:value-type="float">
            <text:p>14.8</text:p>
          </table:table-cell>
          <table:table-cell table:style-name="ce5" office:value-type="float" office:value="17.8" calcext:value-type="float">
            <text:p>17.8</text:p>
          </table:table-cell>
          <table:table-cell table:style-name="ce7" table:formula="of:=[.C23]/[.D23]" office:value-type="float" office:value="0.831460674157303" calcext:value-type="float">
            <text:p>0.8314606742</text:p>
          </table:table-cell>
          <table:table-cell table:style-name="ce8" table:formula="of:=LOG([.J23];10)" office:value-type="float" office:value="4" calcext:value-type="float">
            <text:p>4</text:p>
          </table:table-cell>
          <table:table-cell table:style-name="Default" table:number-columns-repeated="3"/>
          <table:table-cell table:style-name="ce10" office:value-type="float" office:value="10000" calcext:value-type="float">
            <text:p>10000</text:p>
          </table:table-cell>
          <table:table-cell table:style-name="ce8" table:formula="of:=20*LOG([.E23])" office:value-type="float" office:value="-1.60316573827873" calcext:value-type="float">
            <text:p>-1.6031657383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 table:style-name="ce3" office:value-type="float" office:value="14.4" calcext:value-type="float">
            <text:p>14.4</text:p>
          </table:table-cell>
          <table:table-cell table:style-name="ce5" office:value-type="float" office:value="17.8" calcext:value-type="float">
            <text:p>17.8</text:p>
          </table:table-cell>
          <table:table-cell table:style-name="ce7" table:formula="of:=[.C24]/[.D24]" office:value-type="float" office:value="0.808988764044944" calcext:value-type="float">
            <text:p>0.808988764</text:p>
          </table:table-cell>
          <table:table-cell table:style-name="ce8" table:formula="of:=LOG([.J24];10)" office:value-type="float" office:value="4.04139268515822" calcext:value-type="float">
            <text:p>4.0413926852</text:p>
          </table:table-cell>
          <table:table-cell table:style-name="Default" table:number-columns-repeated="3"/>
          <table:table-cell table:style-name="ce10" office:value-type="float" office:value="11000" calcext:value-type="float">
            <text:p>11000</text:p>
          </table:table-cell>
          <table:table-cell table:style-name="ce8" table:formula="of:=20*LOG([.E24])" office:value-type="float" office:value="-1.84115020427289" calcext:value-type="float">
            <text:p>-1.8411502043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 table:style-name="ce3" office:value-type="float" office:value="13.9" calcext:value-type="float">
            <text:p>13.9</text:p>
          </table:table-cell>
          <table:table-cell table:style-name="ce5" office:value-type="float" office:value="17.8" calcext:value-type="float">
            <text:p>17.8</text:p>
          </table:table-cell>
          <table:table-cell table:style-name="ce7" table:formula="of:=[.C25]/[.D25]" office:value-type="float" office:value="0.780898876404494" calcext:value-type="float">
            <text:p>0.7808988764</text:p>
          </table:table-cell>
          <table:table-cell table:style-name="ce8" table:formula="of:=LOG([.J25];10)" office:value-type="float" office:value="4.07918124604762" calcext:value-type="float">
            <text:p>4.079181246</text:p>
          </table:table-cell>
          <table:table-cell table:style-name="Default" table:number-columns-repeated="3"/>
          <table:table-cell table:style-name="ce10" office:value-type="float" office:value="12000" calcext:value-type="float">
            <text:p>12000</text:p>
          </table:table-cell>
          <table:table-cell table:style-name="ce8" table:formula="of:=20*LOG([.E25])" office:value-type="float" office:value="-2.14810404109598" calcext:value-type="float">
            <text:p>-2.1481040411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 table:style-name="ce3" office:value-type="float" office:value="13.6" calcext:value-type="float">
            <text:p>13.6</text:p>
          </table:table-cell>
          <table:table-cell table:style-name="ce5" office:value-type="float" office:value="17.8" calcext:value-type="float">
            <text:p>17.8</text:p>
          </table:table-cell>
          <table:table-cell table:style-name="ce7" table:formula="of:=[.C26]/[.D26]" office:value-type="float" office:value="0.764044943820225" calcext:value-type="float">
            <text:p>0.7640449438</text:p>
          </table:table-cell>
          <table:table-cell table:style-name="ce8" table:formula="of:=LOG([.J26];10)" office:value-type="float" office:value="4.11394335230684" calcext:value-type="float">
            <text:p>4.1139433523</text:p>
          </table:table-cell>
          <table:table-cell table:style-name="Default" table:number-columns-repeated="3"/>
          <table:table-cell table:style-name="ce10" office:value-type="float" office:value="13000" calcext:value-type="float">
            <text:p>13000</text:p>
          </table:table-cell>
          <table:table-cell table:style-name="ce8" table:formula="of:=20*LOG([.E26])" office:value-type="float" office:value="-2.33762187877353" calcext:value-type="float">
            <text:p>-2.3376218788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 table:style-name="ce3" office:value-type="float" office:value="13.1" calcext:value-type="float">
            <text:p>13.1</text:p>
          </table:table-cell>
          <table:table-cell table:style-name="ce5" office:value-type="float" office:value="17.8" calcext:value-type="float">
            <text:p>17.8</text:p>
          </table:table-cell>
          <table:table-cell table:style-name="ce7" table:formula="of:=[.C27]/[.D27]" office:value-type="float" office:value="0.735955056179775" calcext:value-type="float">
            <text:p>0.7359550562</text:p>
          </table:table-cell>
          <table:table-cell table:style-name="ce8" table:formula="of:=LOG([.J27];10)" office:value-type="float" office:value="4.14612803567824" calcext:value-type="float">
            <text:p>4.1461280357</text:p>
          </table:table-cell>
          <table:table-cell table:style-name="Default" table:number-columns-repeated="3"/>
          <table:table-cell table:style-name="ce10" office:value-type="float" office:value="14000" calcext:value-type="float">
            <text:p>14000</text:p>
          </table:table-cell>
          <table:table-cell table:style-name="ce8" table:formula="of:=20*LOG([.E27])" office:value-type="float" office:value="-2.6629741330626" calcext:value-type="float">
            <text:p>-2.6629741331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 table:style-name="ce3" office:value-type="float" office:value="12.8" calcext:value-type="float">
            <text:p>12.8</text:p>
          </table:table-cell>
          <table:table-cell table:style-name="ce5" office:value-type="float" office:value="17.8" calcext:value-type="float">
            <text:p>17.8</text:p>
          </table:table-cell>
          <table:table-cell table:style-name="ce7" table:formula="of:=[.C28]/[.D28]" office:value-type="float" office:value="0.719101123595506" calcext:value-type="float">
            <text:p>0.7191011236</text:p>
          </table:table-cell>
          <table:table-cell table:style-name="ce8" table:formula="of:=LOG([.J28];10)" office:value-type="float" office:value="4.17609125905568" calcext:value-type="float">
            <text:p>4.1760912591</text:p>
          </table:table-cell>
          <table:table-cell table:style-name="Default" table:number-columns-repeated="3"/>
          <table:table-cell table:style-name="ce10" office:value-type="float" office:value="15000" calcext:value-type="float">
            <text:p>15000</text:p>
          </table:table-cell>
          <table:table-cell table:style-name="ce8" table:formula="of:=20*LOG([.E28])" office:value-type="float" office:value="-2.86420065322051" calcext:value-type="float">
            <text:p>-2.8642006532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 table:style-name="ce3" office:value-type="float" office:value="12.3" calcext:value-type="float">
            <text:p>12.3</text:p>
          </table:table-cell>
          <table:table-cell table:style-name="ce5" office:value-type="float" office:value="17.8" calcext:value-type="float">
            <text:p>17.8</text:p>
          </table:table-cell>
          <table:table-cell table:style-name="ce7" table:formula="of:=[.C29]/[.D29]" office:value-type="float" office:value="0.691011235955056" calcext:value-type="float">
            <text:p>0.691011236</text:p>
          </table:table-cell>
          <table:table-cell table:style-name="ce8" table:formula="of:=LOG([.J29];10)" office:value-type="float" office:value="4.20411998265592" calcext:value-type="float">
            <text:p>4.2041199827</text:p>
          </table:table-cell>
          <table:table-cell table:style-name="Default" table:number-columns-repeated="3"/>
          <table:table-cell table:style-name="ce10" office:value-type="float" office:value="16000" calcext:value-type="float">
            <text:p>16000</text:p>
          </table:table-cell>
          <table:table-cell table:style-name="ce8" table:formula="of:=20*LOG([.E29])" office:value-type="float" office:value="-3.21029781738992" calcext:value-type="float">
            <text:p>-3.2102978174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 table:style-name="ce3" office:value-type="float" office:value="12.3" calcext:value-type="float">
            <text:p>12.3</text:p>
          </table:table-cell>
          <table:table-cell table:style-name="ce5" office:value-type="float" office:value="17.8" calcext:value-type="float">
            <text:p>17.8</text:p>
          </table:table-cell>
          <table:table-cell table:style-name="ce7" table:formula="of:=[.C30]/[.D30]" office:value-type="float" office:value="0.691011235955056" calcext:value-type="float">
            <text:p>0.691011236</text:p>
          </table:table-cell>
          <table:table-cell table:style-name="ce8" table:formula="of:=LOG([.J30];10)" office:value-type="float" office:value="4.20682587603185" calcext:value-type="float">
            <text:p>4.206825876</text:p>
          </table:table-cell>
          <table:table-cell table:style-name="Default" table:number-columns-repeated="3"/>
          <table:table-cell table:style-name="ce10" office:value-type="float" office:value="16100" calcext:value-type="float">
            <text:p>16100</text:p>
          </table:table-cell>
          <table:table-cell table:style-name="ce8" table:formula="of:=20*LOG([.E30])" office:value-type="float" office:value="-3.21029781738992" calcext:value-type="float">
            <text:p>-3.2102978174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 table:style-name="ce3" office:value-type="float" office:value="12.3" calcext:value-type="float">
            <text:p>12.3</text:p>
          </table:table-cell>
          <table:table-cell table:style-name="ce5" office:value-type="float" office:value="17.8" calcext:value-type="float">
            <text:p>17.8</text:p>
          </table:table-cell>
          <table:table-cell table:style-name="ce7" table:formula="of:=[.C31]/[.D31]" office:value-type="float" office:value="0.691011235955056" calcext:value-type="float">
            <text:p>0.691011236</text:p>
          </table:table-cell>
          <table:table-cell table:style-name="ce8" table:formula="of:=LOG([.J31];10)" office:value-type="float" office:value="4.20951501454263" calcext:value-type="float">
            <text:p>4.2095150145</text:p>
          </table:table-cell>
          <table:table-cell table:style-name="Default" table:number-columns-repeated="3"/>
          <table:table-cell table:style-name="ce10" office:value-type="float" office:value="16200" calcext:value-type="float">
            <text:p>16200</text:p>
          </table:table-cell>
          <table:table-cell table:style-name="ce8" table:formula="of:=20*LOG([.E31])" office:value-type="float" office:value="-3.21029781738992" calcext:value-type="float">
            <text:p>-3.2102978174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 table:style-name="ce3" office:value-type="float" office:value="12.2" calcext:value-type="float">
            <text:p>12.2</text:p>
          </table:table-cell>
          <table:table-cell table:style-name="ce5" office:value-type="float" office:value="17.8" calcext:value-type="float">
            <text:p>17.8</text:p>
          </table:table-cell>
          <table:table-cell table:style-name="ce7" table:formula="of:=[.C32]/[.D32]" office:value-type="float" office:value="0.685393258426966" calcext:value-type="float">
            <text:p>0.6853932584</text:p>
          </table:table-cell>
          <table:table-cell table:style-name="ce8" table:formula="of:=LOG([.J32];10)" office:value-type="float" office:value="4.21218760440396" calcext:value-type="float">
            <text:p>4.2121876044</text:p>
          </table:table-cell>
          <table:table-cell table:style-name="Default" table:number-columns-repeated="3"/>
          <table:table-cell table:style-name="ce10" office:value-type="float" office:value="16300" calcext:value-type="float">
            <text:p>16300</text:p>
          </table:table-cell>
          <table:table-cell table:style-name="ce8" table:formula="of:=20*LOG([.E32])" office:value-type="float" office:value="-3.28120343268292" calcext:value-type="float">
            <text:p>-3.2812034327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 table:style-name="ce3" office:value-type="float" office:value="11.9" calcext:value-type="float">
            <text:p>11.9</text:p>
          </table:table-cell>
          <table:table-cell table:style-name="ce5" office:value-type="float" office:value="17.8" calcext:value-type="float">
            <text:p>17.8</text:p>
          </table:table-cell>
          <table:table-cell table:style-name="ce7" table:formula="of:=[.C33]/[.D33]" office:value-type="float" office:value="0.668539325842697" calcext:value-type="float">
            <text:p>0.6685393258</text:p>
          </table:table-cell>
          <table:table-cell table:style-name="ce8" table:formula="of:=LOG([.J33];10)" office:value-type="float" office:value="4.23044892137827" calcext:value-type="float">
            <text:p>4.2304489214</text:p>
          </table:table-cell>
          <table:table-cell table:style-name="Default" table:number-columns-repeated="3"/>
          <table:table-cell table:style-name="ce10" office:value-type="float" office:value="17000" calcext:value-type="float">
            <text:p>17000</text:p>
          </table:table-cell>
          <table:table-cell table:style-name="ce8" table:formula="of:=20*LOG([.E33])" office:value-type="float" office:value="-3.49746081832726" calcext:value-type="float">
            <text:p>-3.4974608183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 table:style-name="ce3" office:value-type="float" office:value="11.6" calcext:value-type="float">
            <text:p>11.6</text:p>
          </table:table-cell>
          <table:table-cell table:style-name="ce5" office:value-type="float" office:value="17.8" calcext:value-type="float">
            <text:p>17.8</text:p>
          </table:table-cell>
          <table:table-cell table:style-name="ce7" table:formula="of:=[.C34]/[.D34]" office:value-type="float" office:value="0.651685393258427" calcext:value-type="float">
            <text:p>0.6516853933</text:p>
          </table:table-cell>
          <table:table-cell table:style-name="ce8" table:formula="of:=LOG([.J34];10)" office:value-type="float" office:value="4.25527250510331" calcext:value-type="float">
            <text:p>4.2552725051</text:p>
          </table:table-cell>
          <table:table-cell table:style-name="Default"/>
          <table:table-cell table:number-columns-repeated="2"/>
          <table:table-cell table:style-name="ce10" office:value-type="float" office:value="18000" calcext:value-type="float">
            <text:p>18000</text:p>
          </table:table-cell>
          <table:table-cell table:style-name="ce8" table:formula="of:=20*LOG([.E34])" office:value-type="float" office:value="-3.71924026163951" calcext:value-type="float">
            <text:p>-3.7192402616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 table:style-name="ce3" office:value-type="float" office:value="11.3" calcext:value-type="float">
            <text:p>11.3</text:p>
          </table:table-cell>
          <table:table-cell table:style-name="ce5" office:value-type="float" office:value="17.7" calcext:value-type="float">
            <text:p>17.7</text:p>
          </table:table-cell>
          <table:table-cell table:style-name="ce7" table:formula="of:=[.C35]/[.D35]" office:value-type="float" office:value="0.638418079096045" calcext:value-type="float">
            <text:p>0.6384180791</text:p>
          </table:table-cell>
          <table:table-cell table:style-name="ce8" table:formula="of:=LOG([.J35];10)" office:value-type="float" office:value="4.27875360095283" calcext:value-type="float">
            <text:p>4.278753601</text:p>
          </table:table-cell>
          <table:table-cell table:style-name="Default"/>
          <table:table-cell table:number-columns-repeated="2"/>
          <table:table-cell table:style-name="ce10" office:value-type="float" office:value="19000" calcext:value-type="float">
            <text:p>19000</text:p>
          </table:table-cell>
          <table:table-cell table:style-name="ce8" table:formula="of:=20*LOG([.E35])" office:value-type="float" office:value="-3.89789645756774" calcext:value-type="float">
            <text:p>-3.8978964576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 table:style-name="ce3" office:value-type="float" office:value="10.9" calcext:value-type="float">
            <text:p>10.9</text:p>
          </table:table-cell>
          <table:table-cell table:style-name="ce5" office:value-type="float" office:value="17.7" calcext:value-type="float">
            <text:p>17.7</text:p>
          </table:table-cell>
          <table:table-cell table:style-name="ce7" table:formula="of:=[.C36]/[.D36]" office:value-type="float" office:value="0.615819209039548" calcext:value-type="float">
            <text:p>0.615819209</text:p>
          </table:table-cell>
          <table:table-cell table:style-name="ce8" table:formula="of:=LOG([.J36];10)" office:value-type="float" office:value="4.30102999566398" calcext:value-type="float">
            <text:p>4.3010299957</text:p>
          </table:table-cell>
          <table:table-cell table:style-name="Default"/>
          <table:table-cell table:number-columns-repeated="2"/>
          <table:table-cell table:style-name="ce10" office:value-type="float" office:value="20000" calcext:value-type="float">
            <text:p>20000</text:p>
          </table:table-cell>
          <table:table-cell table:style-name="ce8" table:formula="of:=20*LOG([.E36])" office:value-type="float" office:value="-4.21093536842366" calcext:value-type="float">
            <text:p>-4.2109353684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 table:style-name="ce3" office:value-type="float" office:value="8.4" calcext:value-type="float">
            <text:p>8.4</text:p>
          </table:table-cell>
          <table:table-cell table:style-name="ce5" office:value-type="float" office:value="17.5" calcext:value-type="float">
            <text:p>17.5</text:p>
          </table:table-cell>
          <table:table-cell table:style-name="ce7" table:formula="of:=[.C37]/[.D37]" office:value-type="float" office:value="0.48" calcext:value-type="float">
            <text:p>0.48</text:p>
          </table:table-cell>
          <table:table-cell table:style-name="ce8" table:formula="of:=LOG([.J37];10)" office:value-type="float" office:value="4.47712125471966" calcext:value-type="float">
            <text:p>4.4771212547</text:p>
          </table:table-cell>
          <table:table-cell table:style-name="Default"/>
          <table:table-cell table:number-columns-repeated="2"/>
          <table:table-cell table:style-name="ce10" office:value-type="float" office:value="30000" calcext:value-type="float">
            <text:p>30000</text:p>
          </table:table-cell>
          <table:table-cell table:style-name="ce8" table:formula="of:=20*LOG([.E37])" office:value-type="float" office:value="-6.37517525248826" calcext:value-type="float">
            <text:p>-6.3751752525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 table:style-name="ce3" office:value-type="float" office:value="6.7" calcext:value-type="float">
            <text:p>6.7</text:p>
          </table:table-cell>
          <table:table-cell table:style-name="ce5" office:value-type="float" office:value="17.3" calcext:value-type="float">
            <text:p>17.3</text:p>
          </table:table-cell>
          <table:table-cell table:style-name="ce7" table:formula="of:=[.C38]/[.D38]" office:value-type="float" office:value="0.38728323699422" calcext:value-type="float">
            <text:p>0.387283237</text:p>
          </table:table-cell>
          <table:table-cell table:style-name="ce8" table:formula="of:=LOG([.J38];10)" office:value-type="float" office:value="4.60205999132796" calcext:value-type="float">
            <text:p>4.6020599913</text:p>
          </table:table-cell>
          <table:table-cell table:style-name="Default"/>
          <table:table-cell table:number-columns-repeated="2"/>
          <table:table-cell table:style-name="ce10" office:value-type="float" office:value="40000" calcext:value-type="float">
            <text:p>40000</text:p>
          </table:table-cell>
          <table:table-cell table:style-name="ce8" table:formula="of:=20*LOG([.E38])" office:value-type="float" office:value="-8.23942600855938" calcext:value-type="float">
            <text:p>-8.2394260086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 table:style-name="ce3" office:value-type="float" office:value="5.5" calcext:value-type="float">
            <text:p>5.5</text:p>
          </table:table-cell>
          <table:table-cell table:style-name="ce5" office:value-type="float" office:value="17.2" calcext:value-type="float">
            <text:p>17.2</text:p>
          </table:table-cell>
          <table:table-cell table:style-name="ce7" table:formula="of:=[.C39]/[.D39]" office:value-type="float" office:value="0.319767441860465" calcext:value-type="float">
            <text:p>0.3197674419</text:p>
          </table:table-cell>
          <table:table-cell table:style-name="ce8" table:formula="of:=LOG([.J39];10)" office:value-type="float" office:value="4.69897000433602" calcext:value-type="float">
            <text:p>4.6989700043</text:p>
          </table:table-cell>
          <table:table-cell table:style-name="Default"/>
          <table:table-cell table:number-columns-repeated="2"/>
          <table:table-cell table:style-name="ce10" office:value-type="float" office:value="50000" calcext:value-type="float">
            <text:p>50000</text:p>
          </table:table-cell>
          <table:table-cell table:style-name="ce8" table:formula="of:=20*LOG([.E39])" office:value-type="float" office:value="-9.9033151482661" calcext:value-type="float">
            <text:p>-9.9033151483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 table:style-name="ce3" office:value-type="float" office:value="4.7" calcext:value-type="float">
            <text:p>4.7</text:p>
          </table:table-cell>
          <table:table-cell table:style-name="ce5" office:value-type="float" office:value="17.2" calcext:value-type="float">
            <text:p>17.2</text:p>
          </table:table-cell>
          <table:table-cell table:style-name="ce7" table:formula="of:=[.C40]/[.D40]" office:value-type="float" office:value="0.273255813953488" calcext:value-type="float">
            <text:p>0.273255814</text:p>
          </table:table-cell>
          <table:table-cell table:style-name="ce8" table:formula="of:=LOG([.J40];10)" office:value-type="float" office:value="4.77815125038364" calcext:value-type="float">
            <text:p>4.7781512504</text:p>
          </table:table-cell>
          <table:table-cell table:style-name="Default"/>
          <table:table-cell table:number-columns-repeated="2"/>
          <table:table-cell table:style-name="ce10" office:value-type="float" office:value="60000" calcext:value-type="float">
            <text:p>60000</text:p>
          </table:table-cell>
          <table:table-cell table:style-name="ce8" table:formula="of:=20*LOG([.E40])" office:value-type="float" office:value="-11.2686117794366" calcext:value-type="float">
            <text:p>-11.2686117794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 table:style-name="ce3" office:value-type="float" office:value="3.9" calcext:value-type="float">
            <text:p>3.9</text:p>
          </table:table-cell>
          <table:table-cell table:style-name="ce5" office:value-type="float" office:value="17.2" calcext:value-type="float">
            <text:p>17.2</text:p>
          </table:table-cell>
          <table:table-cell table:style-name="ce7" table:formula="of:=[.C41]/[.D41]" office:value-type="float" office:value="0.226744186046512" calcext:value-type="float">
            <text:p>0.226744186</text:p>
          </table:table-cell>
          <table:table-cell table:style-name="ce8" table:formula="of:=LOG([.J41];10)" office:value-type="float" office:value="4.84509804001426" calcext:value-type="float">
            <text:p>4.84509804</text:p>
          </table:table-cell>
          <table:table-cell table:style-name="Default"/>
          <table:table-cell table:number-columns-repeated="2"/>
          <table:table-cell table:style-name="ce10" office:value-type="float" office:value="70000" calcext:value-type="float">
            <text:p>70000</text:p>
          </table:table-cell>
          <table:table-cell table:style-name="ce8" table:formula="of:=20*LOG([.E41])" office:value-type="float" office:value="-12.889276797621" calcext:value-type="float">
            <text:p>-12.8892767976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 table:style-name="ce3" office:value-type="float" office:value="3.6" calcext:value-type="float">
            <text:p>3.6</text:p>
          </table:table-cell>
          <table:table-cell table:style-name="ce5" office:value-type="float" office:value="17.2" calcext:value-type="float">
            <text:p>17.2</text:p>
          </table:table-cell>
          <table:table-cell table:style-name="ce7" table:formula="of:=[.C42]/[.D42]" office:value-type="float" office:value="0.209302325581395" calcext:value-type="float">
            <text:p>0.2093023256</text:p>
          </table:table-cell>
          <table:table-cell table:style-name="ce8" table:formula="of:=LOG([.J42];10)" office:value-type="float" office:value="4.90308998699194" calcext:value-type="float">
            <text:p>4.903089987</text:p>
          </table:table-cell>
          <table:table-cell table:style-name="Default"/>
          <table:table-cell table:number-columns-repeated="2"/>
          <table:table-cell table:style-name="ce10" office:value-type="float" office:value="80000" calcext:value-type="float">
            <text:p>80000</text:p>
          </table:table-cell>
          <table:table-cell table:style-name="ce8" table:formula="of:=20*LOG([.E42])" office:value-type="float" office:value="-13.5845189228052" calcext:value-type="float">
            <text:p>-13.5845189228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 table:style-name="ce3" office:value-type="float" office:value="3.3" calcext:value-type="float">
            <text:p>3.3</text:p>
          </table:table-cell>
          <table:table-cell table:style-name="ce5" office:value-type="float" office:value="17.2" calcext:value-type="float">
            <text:p>17.2</text:p>
          </table:table-cell>
          <table:table-cell table:style-name="ce7" table:formula="of:=[.C43]/[.D43]" office:value-type="float" office:value="0.191860465116279" calcext:value-type="float">
            <text:p>0.1918604651</text:p>
          </table:table-cell>
          <table:table-cell table:style-name="ce8" table:formula="of:=LOG([.J43];10)" office:value-type="float" office:value="4.95424250943932" calcext:value-type="float">
            <text:p>4.9542425094</text:p>
          </table:table-cell>
          <table:table-cell table:style-name="Default"/>
          <table:table-cell table:number-columns-repeated="2"/>
          <table:table-cell table:style-name="ce10" office:value-type="float" office:value="90000" calcext:value-type="float">
            <text:p>90000</text:p>
          </table:table-cell>
          <table:table-cell table:style-name="ce8" table:formula="of:=20*LOG([.E43])" office:value-type="float" office:value="-14.3402901405932" calcext:value-type="float">
            <text:p>-14.3402901406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 table:style-name="ce3" office:value-type="float" office:value="2.75" calcext:value-type="float">
            <text:p>2.75</text:p>
          </table:table-cell>
          <table:table-cell table:style-name="ce5" office:value-type="float" office:value="17.2" calcext:value-type="float">
            <text:p>17.2</text:p>
          </table:table-cell>
          <table:table-cell table:style-name="ce7" table:formula="of:=[.C44]/[.D44]" office:value-type="float" office:value="0.159883720930233" calcext:value-type="float">
            <text:p>0.1598837209</text:p>
          </table:table-cell>
          <table:table-cell table:style-name="ce8" table:formula="of:=LOG([.J44];10)" office:value-type="float" office:value="5" calcext:value-type="float">
            <text:p>5</text:p>
          </table:table-cell>
          <table:table-cell table:style-name="Default"/>
          <table:table-cell table:number-columns-repeated="2"/>
          <table:table-cell table:style-name="ce10" office:value-type="float" office:value="100000" calcext:value-type="float">
            <text:p>100000</text:p>
          </table:table-cell>
          <table:table-cell table:style-name="ce8" table:formula="of:=20*LOG([.E44])" office:value-type="float" office:value="-15.9239150615457" calcext:value-type="float">
            <text:p>-15.9239150615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 table:style-name="ce3" office:value-type="float" office:value="1.42" calcext:value-type="float">
            <text:p>1.42</text:p>
          </table:table-cell>
          <table:table-cell table:style-name="ce5" office:value-type="float" office:value="16.9" calcext:value-type="float">
            <text:p>16.9</text:p>
          </table:table-cell>
          <table:table-cell table:style-name="ce7" table:formula="of:=[.C45]/[.D45]" office:value-type="float" office:value="0.0840236686390533" calcext:value-type="float">
            <text:p>0.0840236686</text:p>
          </table:table-cell>
          <table:table-cell table:style-name="ce8" table:formula="of:=LOG([.J45];10)" office:value-type="float" office:value="5.30102999566398" calcext:value-type="float">
            <text:p>5.3010299957</text:p>
          </table:table-cell>
          <table:table-cell table:style-name="Default"/>
          <table:table-cell table:number-columns-repeated="2"/>
          <table:table-cell table:style-name="ce10" office:value-type="float" office:value="200000" calcext:value-type="float">
            <text:p>200000</text:p>
          </table:table-cell>
          <table:table-cell table:style-name="ce8" table:formula="of:=20*LOG([.E45])" office:value-type="float" office:value="-21.5119672046123" calcext:value-type="float">
            <text:p>-21.5119672046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 table:style-name="ce3" office:value-type="float" office:value="0.95" calcext:value-type="float">
            <text:p>0.95</text:p>
          </table:table-cell>
          <table:table-cell table:style-name="ce5" office:value-type="float" office:value="16.9" calcext:value-type="float">
            <text:p>16.9</text:p>
          </table:table-cell>
          <table:table-cell table:style-name="ce7" table:formula="of:=[.C46]/[.D46]" office:value-type="float" office:value="0.0562130177514793" calcext:value-type="float">
            <text:p>0.0562130178</text:p>
          </table:table-cell>
          <table:table-cell table:style-name="ce8" table:formula="of:=LOG([.J46];10)" office:value-type="float" office:value="5.47712125471966" calcext:value-type="float">
            <text:p>5.4771212547</text:p>
          </table:table-cell>
          <table:table-cell table:style-name="Default"/>
          <table:table-cell table:number-columns-repeated="2"/>
          <table:table-cell table:style-name="ce10" office:value-type="float" office:value="300000" calcext:value-type="float">
            <text:p>300000</text:p>
          </table:table-cell>
          <table:table-cell table:style-name="ce8" table:formula="of:=20*LOG([.E46])" office:value-type="float" office:value="-25.0032619864965" calcext:value-type="float">
            <text:p>-25.0032619865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 table:style-name="ce3" office:value-type="float" office:value="0.7" calcext:value-type="float">
            <text:p>0.7</text:p>
          </table:table-cell>
          <table:table-cell table:style-name="ce5" office:value-type="float" office:value="16.9" calcext:value-type="float">
            <text:p>16.9</text:p>
          </table:table-cell>
          <table:table-cell table:style-name="ce7" table:formula="of:=[.C47]/[.D47]" office:value-type="float" office:value="0.0414201183431953" calcext:value-type="float">
            <text:p>0.0414201183</text:p>
          </table:table-cell>
          <table:table-cell table:style-name="ce8" table:formula="of:=LOG([.J47];10)" office:value-type="float" office:value="5.60205999132796" calcext:value-type="float">
            <text:p>5.6020599913</text:p>
          </table:table-cell>
          <table:table-cell table:style-name="Default"/>
          <table:table-cell table:number-columns-repeated="2"/>
          <table:table-cell table:style-name="ce10" office:value-type="float" office:value="400000" calcext:value-type="float">
            <text:p>400000</text:p>
          </table:table-cell>
          <table:table-cell table:style-name="ce8" table:formula="of:=20*LOG([.E47])" office:value-type="float" office:value="-27.6557732919883" calcext:value-type="float">
            <text:p>-27.655773292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 table:style-name="ce3" office:value-type="float" office:value="0.569" calcext:value-type="float">
            <text:p>0.569</text:p>
          </table:table-cell>
          <table:table-cell table:style-name="ce5" office:value-type="float" office:value="16.7" calcext:value-type="float">
            <text:p>16.7</text:p>
          </table:table-cell>
          <table:table-cell table:style-name="ce7" table:formula="of:=[.C48]/[.D48]" office:value-type="float" office:value="0.0340718562874252" calcext:value-type="float">
            <text:p>0.0340718563</text:p>
          </table:table-cell>
          <table:table-cell table:style-name="ce8" table:formula="of:=LOG([.J48];10)" office:value-type="float" office:value="5.69897000433602" calcext:value-type="float">
            <text:p>5.6989700043</text:p>
          </table:table-cell>
          <table:table-cell table:style-name="Default"/>
          <table:table-cell table:number-columns-repeated="2"/>
          <table:table-cell table:style-name="ce10" office:value-type="float" office:value="500000" calcext:value-type="float">
            <text:p>500000</text:p>
          </table:table-cell>
          <table:table-cell table:style-name="ce8" table:formula="of:=20*LOG([.E48])" office:value-type="float" office:value="-29.3520840950502" calcext:value-type="float">
            <text:p>-29.3520840951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 table:style-name="ce3" office:value-type="float" office:value="0.481" calcext:value-type="float">
            <text:p>0.481</text:p>
          </table:table-cell>
          <table:table-cell table:style-name="ce5" office:value-type="float" office:value="16.7" calcext:value-type="float">
            <text:p>16.7</text:p>
          </table:table-cell>
          <table:table-cell table:style-name="ce7" table:formula="of:=[.C49]/[.D49]" office:value-type="float" office:value="0.0288023952095808" calcext:value-type="float">
            <text:p>0.0288023952</text:p>
          </table:table-cell>
          <table:table-cell table:style-name="ce8" table:formula="of:=LOG([.J49];10)" office:value-type="float" office:value="5.77815125038364" calcext:value-type="float">
            <text:p>5.7781512504</text:p>
          </table:table-cell>
          <table:table-cell table:style-name="Default"/>
          <table:table-cell table:number-columns-repeated="2"/>
          <table:table-cell table:style-name="ce10" office:value-type="float" office:value="600000" calcext:value-type="float">
            <text:p>600000</text:p>
          </table:table-cell>
          <table:table-cell table:style-name="ce8" table:formula="of:=20*LOG([.E49])" office:value-type="float" office:value="-30.811427895475" calcext:value-type="float">
            <text:p>-30.8114278955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 table:style-name="ce3" office:value-type="float" office:value="0.4" calcext:value-type="float">
            <text:p>0.4</text:p>
          </table:table-cell>
          <table:table-cell table:style-name="ce5" office:value-type="float" office:value="16.7" calcext:value-type="float">
            <text:p>16.7</text:p>
          </table:table-cell>
          <table:table-cell table:style-name="ce7" table:formula="of:=[.C50]/[.D50]" office:value-type="float" office:value="0.0239520958083832" calcext:value-type="float">
            <text:p>0.0239520958</text:p>
          </table:table-cell>
          <table:table-cell table:style-name="ce8" table:formula="of:=LOG([.J50];10)" office:value-type="float" office:value="5.84509804001426" calcext:value-type="float">
            <text:p>5.84509804</text:p>
          </table:table-cell>
          <table:table-cell table:style-name="Default"/>
          <table:table-cell table:number-columns-repeated="2"/>
          <table:table-cell table:style-name="ce10" office:value-type="float" office:value="700000" calcext:value-type="float">
            <text:p>700000</text:p>
          </table:table-cell>
          <table:table-cell table:style-name="ce8" table:formula="of:=20*LOG([.E50])" office:value-type="float" office:value="-32.4131295963924" calcext:value-type="float">
            <text:p>-32.4131295964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 table:style-name="ce3" office:value-type="float" office:value="0.369" calcext:value-type="float">
            <text:p>0.369</text:p>
          </table:table-cell>
          <table:table-cell table:style-name="ce5" office:value-type="float" office:value="16.7" calcext:value-type="float">
            <text:p>16.7</text:p>
          </table:table-cell>
          <table:table-cell table:style-name="ce7" table:formula="of:=[.C51]/[.D51]" office:value-type="float" office:value="0.0220958083832335" calcext:value-type="float">
            <text:p>0.0220958084</text:p>
          </table:table-cell>
          <table:table-cell table:style-name="ce8" table:formula="of:=LOG([.J51];10)" office:value-type="float" office:value="5.90308998699194" calcext:value-type="float">
            <text:p>5.903089987</text:p>
          </table:table-cell>
          <table:table-cell table:style-name="Default"/>
          <table:table-cell table:number-columns-repeated="2"/>
          <table:table-cell table:style-name="ce10" office:value-type="float" office:value="800000" calcext:value-type="float">
            <text:p>800000</text:p>
          </table:table-cell>
          <table:table-cell table:style-name="ce8" table:formula="of:=20*LOG([.E51])" office:value-type="float" office:value="-33.1138020997705" calcext:value-type="float">
            <text:p>-33.1138020998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 table:style-name="ce3" office:value-type="float" office:value="0.331" calcext:value-type="float">
            <text:p>0.331</text:p>
          </table:table-cell>
          <table:table-cell table:style-name="ce5" office:value-type="float" office:value="16.7" calcext:value-type="float">
            <text:p>16.7</text:p>
          </table:table-cell>
          <table:table-cell table:style-name="ce7" table:formula="of:=[.C52]/[.D52]" office:value-type="float" office:value="0.0198203592814371" calcext:value-type="float">
            <text:p>0.0198203593</text:p>
          </table:table-cell>
          <table:table-cell table:style-name="ce8" table:formula="of:=LOG([.J52];10)" office:value-type="float" office:value="5.95424250943932" calcext:value-type="float">
            <text:p>5.9542425094</text:p>
          </table:table-cell>
          <table:table-cell table:style-name="Default"/>
          <table:table-cell table:number-columns-repeated="2"/>
          <table:table-cell table:style-name="ce10" office:value-type="float" office:value="900000" calcext:value-type="float">
            <text:p>900000</text:p>
          </table:table-cell>
          <table:table-cell table:style-name="ce8" table:formula="of:=20*LOG([.E52])" office:value-type="float" office:value="-34.0577695474373" calcext:value-type="float">
            <text:p>-34.0577695474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 table:style-name="ce3" office:value-type="float" office:value="0.291" calcext:value-type="float">
            <text:p>0.291</text:p>
          </table:table-cell>
          <table:table-cell table:style-name="ce5" office:value-type="float" office:value="16.7" calcext:value-type="float">
            <text:p>16.7</text:p>
          </table:table-cell>
          <table:table-cell table:style-name="ce7" table:formula="of:=[.C53]/[.D53]" office:value-type="float" office:value="0.0174251497005988" calcext:value-type="float">
            <text:p>0.0174251497</text:p>
          </table:table-cell>
          <table:table-cell table:style-name="ce8" table:formula="of:=LOG([.J53];10)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ce10" office:value-type="float" office:value="1000000" calcext:value-type="float">
            <text:p>1000000</text:p>
          </table:table-cell>
          <table:table-cell table:style-name="ce8" table:formula="of:=20*LOG([.E53])" office:value-type="float" office:value="-35.1764696432335" calcext:value-type="float">
            <text:p>-35.1764696432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 table:style-name="ce3" office:value-type="float" office:value="0.145" calcext:value-type="float">
            <text:p>0.145</text:p>
          </table:table-cell>
          <table:table-cell table:style-name="ce5" office:value-type="float" office:value="16.7" calcext:value-type="float">
            <text:p>16.7</text:p>
          </table:table-cell>
          <table:table-cell table:style-name="ce7" table:formula="of:=[.C54]/[.D54]" office:value-type="float" office:value="0.00868263473053892" calcext:value-type="float">
            <text:p>0.0086826347</text:p>
          </table:table-cell>
          <table:table-cell table:style-name="ce8" table:formula="of:=LOG([.J54];10)" office:value-type="float" office:value="6.30102999566398" calcext:value-type="float">
            <text:p>6.3010299957</text:p>
          </table:table-cell>
          <table:table-cell table:style-name="Default"/>
          <table:table-cell table:number-columns-repeated="2"/>
          <table:table-cell table:style-name="ce10" office:value-type="float" office:value="2000000" calcext:value-type="float">
            <text:p>2000000</text:p>
          </table:table-cell>
          <table:table-cell table:style-name="ce8" table:formula="of:=20*LOG([.E54])" office:value-type="float" office:value="-41.2269693782522" calcext:value-type="float">
            <text:p>-41.2269693783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 table:style-name="ce3" office:value-type="float" office:value="0.095" calcext:value-type="float">
            <text:p>0.095</text:p>
          </table:table-cell>
          <table:table-cell table:style-name="ce5" office:value-type="float" office:value="15.2" calcext:value-type="float">
            <text:p>15.2</text:p>
          </table:table-cell>
          <table:table-cell table:style-name="ce7" table:formula="of:=[.C55]/[.D55]" office:value-type="float" office:value="0.00625" calcext:value-type="float">
            <text:p>0.00625</text:p>
          </table:table-cell>
          <table:table-cell table:style-name="ce8" table:formula="of:=LOG([.J55];10)" office:value-type="float" office:value="6.47712125471966" calcext:value-type="float">
            <text:p>6.4771212547</text:p>
          </table:table-cell>
          <table:table-cell table:style-name="Default"/>
          <table:table-cell table:number-columns-repeated="2"/>
          <table:table-cell table:style-name="ce10" office:value-type="float" office:value="3000000" calcext:value-type="float">
            <text:p>3000000</text:p>
          </table:table-cell>
          <table:table-cell table:style-name="ce8" table:formula="of:=20*LOG([.E55])" office:value-type="float" office:value="-44.0823996531185" calcext:value-type="float">
            <text:p>-44.0823996531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 table:style-name="ce3" office:value-type="float" office:value="0.07" calcext:value-type="float">
            <text:p>0.07</text:p>
          </table:table-cell>
          <table:table-cell table:style-name="ce5" office:value-type="float" office:value="14.5" calcext:value-type="float">
            <text:p>14.5</text:p>
          </table:table-cell>
          <table:table-cell table:style-name="ce7" table:formula="of:=[.C56]/[.D56]" office:value-type="float" office:value="0.00482758620689655" calcext:value-type="float">
            <text:p>0.0048275862</text:p>
          </table:table-cell>
          <table:table-cell table:style-name="ce8" table:formula="of:=LOG([.J56];10)" office:value-type="float" office:value="6.60205999132796" calcext:value-type="float">
            <text:p>6.6020599913</text:p>
          </table:table-cell>
          <table:table-cell table:style-name="Default"/>
          <table:table-cell table:number-columns-repeated="2"/>
          <table:table-cell table:style-name="ce10" office:value-type="float" office:value="4000000" calcext:value-type="float">
            <text:p>4000000</text:p>
          </table:table-cell>
          <table:table-cell table:style-name="ce8" table:formula="of:=20*LOG([.E56])" office:value-type="float" office:value="-46.3253992444144" calcext:value-type="float">
            <text:p>-46.3253992444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 table:style-name="ce3" office:value-type="float" office:value="0.05" calcext:value-type="float">
            <text:p>0.05</text:p>
          </table:table-cell>
          <table:table-cell table:style-name="ce5" office:value-type="float" office:value="13.3" calcext:value-type="float">
            <text:p>13.3</text:p>
          </table:table-cell>
          <table:table-cell table:style-name="ce7" table:formula="of:=[.C57]/[.D57]" office:value-type="float" office:value="0.0037593984962406" calcext:value-type="float">
            <text:p>0.0037593985</text:p>
          </table:table-cell>
          <table:table-cell table:style-name="ce8" table:formula="of:=LOG([.J57];10)" office:value-type="float" office:value="6.69897000433602" calcext:value-type="float">
            <text:p>6.6989700043</text:p>
          </table:table-cell>
          <table:table-cell table:style-name="Default"/>
          <table:table-cell table:number-columns-repeated="2"/>
          <table:table-cell table:style-name="ce10" office:value-type="float" office:value="5000000" calcext:value-type="float">
            <text:p>5000000</text:p>
          </table:table-cell>
          <table:table-cell table:style-name="ce8" table:formula="of:=20*LOG([.E57])" office:value-type="float" office:value="-48.4976327326213" calcext:value-type="float">
            <text:p>-48.4976327326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 table:style-name="ce3" office:value-type="float" office:value="0.041" calcext:value-type="float">
            <text:p>0.041</text:p>
          </table:table-cell>
          <table:table-cell table:style-name="ce5" office:value-type="float" office:value="12.5" calcext:value-type="float">
            <text:p>12.5</text:p>
          </table:table-cell>
          <table:table-cell table:style-name="ce7" table:formula="of:=[.C58]/[.D58]" office:value-type="float" office:value="0.00328" calcext:value-type="float">
            <text:p>0.00328</text:p>
          </table:table-cell>
          <table:table-cell table:style-name="ce8" table:formula="of:=LOG([.J58];10)" office:value-type="float" office:value="6.77815125038364" calcext:value-type="float">
            <text:p>6.7781512504</text:p>
          </table:table-cell>
          <table:table-cell table:style-name="Default"/>
          <table:table-cell table:number-columns-repeated="2"/>
          <table:table-cell table:style-name="ce10" office:value-type="float" office:value="6000000" calcext:value-type="float">
            <text:p>6000000</text:p>
          </table:table-cell>
          <table:table-cell table:style-name="ce8" table:formula="of:=20*LOG([.E58])" office:value-type="float" office:value="-49.6825231257664" calcext:value-type="float">
            <text:p>-49.6825231258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 table:style-name="ce3" office:value-type="float" office:value="0.035" calcext:value-type="float">
            <text:p>0.035</text:p>
          </table:table-cell>
          <table:table-cell table:style-name="ce5" office:value-type="float" office:value="11.6" calcext:value-type="float">
            <text:p>11.6</text:p>
          </table:table-cell>
          <table:table-cell table:style-name="ce7" table:formula="of:=[.C59]/[.D59]" office:value-type="float" office:value="0.00301724137931035" calcext:value-type="float">
            <text:p>0.0030172414</text:p>
          </table:table-cell>
          <table:table-cell table:style-name="ce8" table:formula="of:=LOG([.J59];10)" office:value-type="float" office:value="6.84509804001426" calcext:value-type="float">
            <text:p>6.84509804</text:p>
          </table:table-cell>
          <table:table-cell table:style-name="Default"/>
          <table:table-cell table:number-columns-repeated="2"/>
          <table:table-cell table:style-name="ce10" office:value-type="float" office:value="7000000" calcext:value-type="float">
            <text:p>7000000</text:p>
          </table:table-cell>
          <table:table-cell table:style-name="ce8" table:formula="of:=20*LOG([.E59])" office:value-type="float" office:value="-50.4077988975329" calcext:value-type="float">
            <text:p>-50.4077988975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 table:style-name="ce3" office:value-type="float" office:value="0.03" calcext:value-type="float">
            <text:p>0.03</text:p>
          </table:table-cell>
          <table:table-cell table:style-name="ce5" office:value-type="float" office:value="10.6" calcext:value-type="float">
            <text:p>10.6</text:p>
          </table:table-cell>
          <table:table-cell table:style-name="ce7" table:formula="of:=[.C60]/[.D60]" office:value-type="float" office:value="0.00283018867924528" calcext:value-type="float">
            <text:p>0.0028301887</text:p>
          </table:table-cell>
          <table:table-cell table:style-name="ce8" table:formula="of:=LOG([.J60];10)" office:value-type="float" office:value="6.90308998699194" calcext:value-type="float">
            <text:p>6.903089987</text:p>
          </table:table-cell>
          <table:table-cell table:style-name="Default"/>
          <table:table-cell table:number-columns-repeated="2"/>
          <table:table-cell table:style-name="ce10" office:value-type="float" office:value="8000000" calcext:value-type="float">
            <text:p>8000000</text:p>
          </table:table-cell>
          <table:table-cell table:style-name="ce8" table:formula="of:=20*LOG([.E60])" office:value-type="float" office:value="-50.9636922109022" calcext:value-type="float">
            <text:p>-50.9636922109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 table:style-name="ce3" office:value-type="float" office:value="0.028" calcext:value-type="float">
            <text:p>0.028</text:p>
          </table:table-cell>
          <table:table-cell table:style-name="ce5" office:value-type="float" office:value="9.8" calcext:value-type="float">
            <text:p>9.8</text:p>
          </table:table-cell>
          <table:table-cell table:style-name="ce7" table:formula="of:=[.C61]/[.D61]" office:value-type="float" office:value="0.00285714285714286" calcext:value-type="float">
            <text:p>0.0028571429</text:p>
          </table:table-cell>
          <table:table-cell table:style-name="ce8" table:formula="of:=LOG([.J61];10)" office:value-type="float" office:value="6.95424250943932" calcext:value-type="float">
            <text:p>6.9542425094</text:p>
          </table:table-cell>
          <table:table-cell table:style-name="Default"/>
          <table:table-cell table:number-columns-repeated="2"/>
          <table:table-cell table:style-name="ce10" office:value-type="float" office:value="9000000" calcext:value-type="float">
            <text:p>9000000</text:p>
          </table:table-cell>
          <table:table-cell table:style-name="ce8" table:formula="of:=20*LOG([.E61])" office:value-type="float" office:value="-50.8813608870055" calcext:value-type="float">
            <text:p>-50.881360887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 table:style-name="ce3" office:value-type="float" office:value="0.027" calcext:value-type="float">
            <text:p>0.027</text:p>
          </table:table-cell>
          <table:table-cell table:style-name="ce5" office:value-type="float" office:value="9.2" calcext:value-type="float">
            <text:p>9.2</text:p>
          </table:table-cell>
          <table:table-cell table:style-name="ce7" table:formula="of:=[.C62]/[.D62]" office:value-type="float" office:value="0.00293478260869565" calcext:value-type="float">
            <text:p>0.0029347826</text:p>
          </table:table-cell>
          <table:table-cell table:style-name="ce8" table:formula="of:=LOG([.J62];10)" office:value-type="float" office:value="7" calcext:value-type="float">
            <text:p>7</text:p>
          </table:table-cell>
          <table:table-cell table:style-name="Default"/>
          <table:table-cell table:number-columns-repeated="2"/>
          <table:table-cell table:style-name="ce10" office:value-type="float" office:value="10000000" calcext:value-type="float">
            <text:p>10000000</text:p>
          </table:table-cell>
          <table:table-cell table:style-name="ce8" table:formula="of:=20*LOG([.E62])" office:value-type="float" office:value="-50.6484812637314" calcext:value-type="float">
            <text:p>-50.6484812637</text:p>
          </table:table-cell>
          <table:table-cell table:number-columns-repeated="101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4:34:11</meta:creation-date>
    <meta:initial-creator>Luis Sola</meta:initial-creator>
    <dc:language>en-US</dc:language>
    <dc:date>2015-12-05T20:47:02.690465397</dc:date>
    <meta:editing-cycles>1</meta:editing-cycles>
    <meta:editing-duration>P0D</meta:editing-duration>
    <meta:generator>LibreOffice/4.2.8.2$Linux_X86_64 LibreOffice_project/420m0$Build-2</meta:generator>
    <meta:document-statistic meta:table-count="1" meta:cell-count="3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25cm" svg:y="0.316cm" chart:style-name="ch2">
          <text:p>Diagrama de Bode.</text:p>
        </chart:title>
        <chart:legend chart:legend-position="end" svg:x="12.883cm" svg:y="4.201cm" style:legend-expansion="high" chart:style-name="ch3"/>
        <chart:plot-area chart:style-name="ch4" table:cell-range-address="Hoja1.J4:Hoja1.K62" chart:data-source-has-labels="row" svg:x="1.331cm" svg:y="1.301cm" svg:width="11.232cm" svg:height="6.538cm">
          <chartooo:coordinate-region svg:x="2.058cm" svg:y="1.5cm" svg:width="9.762cm" svg:height="6.14cm"/>
          <chart:axis chart:dimension="x" chart:name="primary-x" chart:style-name="ch5">
            <chart:title svg:x="6.136cm" svg:y="8.019cm" chart:style-name="ch6">
              <text:p>X Axis Title</text:p>
            </chart:title>
          </chart:axis>
          <chart:axis chart:dimension="y" chart:name="primary-y" chart:style-name="ch7">
            <chart:title svg:x="0.451cm" svg:y="5.672cm" chart:style-name="ch8">
              <text:p>Ganancia (dB)</text:p>
            </chart:title>
            <chart:grid chart:style-name="ch9" chart:class="major"/>
          </chart:axis>
          <chart:series chart:style-name="ch10" chart:values-cell-range-address="Hoja1.K5:Hoja1.K62" chart:label-cell-address="Hoja1.K4:Hoja1.K4" chart:class="chart:scatter">
            <chart:domain table:cell-range-address="Hoja1.J5:Hoja1.J62"/>
            <chart:data-point chart:repeated="5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20log(vo/vi)</text:p>
                <draw:g>
                  <svg:desc>Hoja1.K4:Hoja1.K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Hoja1.J5:Hoja1.J62</svg:desc>
                </draw:g>
              </table:table-cell>
              <table:table-cell office:value-type="float" office:value="-0.143571692542468">
                <text:p>-0.143571692542468</text:p>
                <draw:g>
                  <svg:desc>Hoja1.K5:Hoja1.K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-0.143571692542468">
                <text:p>-0.1435716925424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-0.143571692542468">
                <text:p>-0.1435716925424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-0.143571692542468">
                <text:p>-0.1435716925424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-0.143571692542468">
                <text:p>-0.1435716925424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-0.143571692542468">
                <text:p>-0.1435716925424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-0.143571692542468">
                <text:p>-0.1435716925424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-0.143571692542468">
                <text:p>-0.1435716925424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-0.143571692542468">
                <text:p>-0.1435716925424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-0.143571692542468">
                <text:p>-0.1435716925424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-0.289556467372457">
                <text:p>-0.2895564673724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-0.244689128340233">
                <text:p>-0.244689128340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0">
                <text:p>4000</text:p>
              </table:table-cell>
              <table:table-cell office:value-type="float" office:value="-0.244689128340233">
                <text:p>-0.2446891283402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0">
                <text:p>5000</text:p>
              </table:table-cell>
              <table:table-cell office:value-type="float" office:value="-0.344528039490213">
                <text:p>-0.3445280394902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0">
                <text:p>6000</text:p>
              </table:table-cell>
              <table:table-cell office:value-type="float" office:value="-0.703288341265019">
                <text:p>-0.7032883412650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00">
                <text:p>7000</text:p>
              </table:table-cell>
              <table:table-cell office:value-type="float" office:value="-0.861698013986965">
                <text:p>-0.8616980139869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0">
                <text:p>8000</text:p>
              </table:table-cell>
              <table:table-cell office:value-type="float" office:value="-1.24295813497689">
                <text:p>-1.242958134976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-1.3145714298259">
                <text:p>-1.31457142982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">
                <text:p>10000</text:p>
              </table:table-cell>
              <table:table-cell office:value-type="float" office:value="-1.60316573827873">
                <text:p>-1.603165738278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00">
                <text:p>11000</text:p>
              </table:table-cell>
              <table:table-cell office:value-type="float" office:value="-1.84115020427289">
                <text:p>-1.841150204272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000">
                <text:p>12000</text:p>
              </table:table-cell>
              <table:table-cell office:value-type="float" office:value="-2.14810404109598">
                <text:p>-2.148104041095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000">
                <text:p>13000</text:p>
              </table:table-cell>
              <table:table-cell office:value-type="float" office:value="-2.33762187877353">
                <text:p>-2.337621878773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000">
                <text:p>14000</text:p>
              </table:table-cell>
              <table:table-cell office:value-type="float" office:value="-2.6629741330626">
                <text:p>-2.66297413306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000">
                <text:p>15000</text:p>
              </table:table-cell>
              <table:table-cell office:value-type="float" office:value="-2.86420065322051">
                <text:p>-2.864200653220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000">
                <text:p>16000</text:p>
              </table:table-cell>
              <table:table-cell office:value-type="float" office:value="-3.21029781738992">
                <text:p>-3.210297817389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100">
                <text:p>16100</text:p>
              </table:table-cell>
              <table:table-cell office:value-type="float" office:value="-3.21029781738992">
                <text:p>-3.210297817389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200">
                <text:p>16200</text:p>
              </table:table-cell>
              <table:table-cell office:value-type="float" office:value="-3.21029781738992">
                <text:p>-3.210297817389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300">
                <text:p>16300</text:p>
              </table:table-cell>
              <table:table-cell office:value-type="float" office:value="-3.28120343268292">
                <text:p>-3.281203432682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000">
                <text:p>17000</text:p>
              </table:table-cell>
              <table:table-cell office:value-type="float" office:value="-3.49746081832726">
                <text:p>-3.497460818327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000">
                <text:p>18000</text:p>
              </table:table-cell>
              <table:table-cell office:value-type="float" office:value="-3.71924026163951">
                <text:p>-3.719240261639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000">
                <text:p>19000</text:p>
              </table:table-cell>
              <table:table-cell office:value-type="float" office:value="-3.89789645756774">
                <text:p>-3.897896457567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00">
                <text:p>20000</text:p>
              </table:table-cell>
              <table:table-cell office:value-type="float" office:value="-4.21093536842366">
                <text:p>-4.210935368423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000">
                <text:p>30000</text:p>
              </table:table-cell>
              <table:table-cell office:value-type="float" office:value="-6.37517525248826">
                <text:p>-6.375175252488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00">
                <text:p>40000</text:p>
              </table:table-cell>
              <table:table-cell office:value-type="float" office:value="-8.23942600855938">
                <text:p>-8.239426008559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000">
                <text:p>50000</text:p>
              </table:table-cell>
              <table:table-cell office:value-type="float" office:value="-9.9033151482661">
                <text:p>-9.90331514826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0000">
                <text:p>60000</text:p>
              </table:table-cell>
              <table:table-cell office:value-type="float" office:value="-11.2686117794366">
                <text:p>-11.26861177943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0000">
                <text:p>70000</text:p>
              </table:table-cell>
              <table:table-cell office:value-type="float" office:value="-12.889276797621">
                <text:p>-12.8892767976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0000">
                <text:p>80000</text:p>
              </table:table-cell>
              <table:table-cell office:value-type="float" office:value="-13.5845189228052">
                <text:p>-13.58451892280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0000">
                <text:p>90000</text:p>
              </table:table-cell>
              <table:table-cell office:value-type="float" office:value="-14.3402901405932">
                <text:p>-14.34029014059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000">
                <text:p>100000</text:p>
              </table:table-cell>
              <table:table-cell office:value-type="float" office:value="-15.9239150615457">
                <text:p>-15.92391506154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00">
                <text:p>200000</text:p>
              </table:table-cell>
              <table:table-cell office:value-type="float" office:value="-21.5119672046123">
                <text:p>-21.51196720461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0000">
                <text:p>300000</text:p>
              </table:table-cell>
              <table:table-cell office:value-type="float" office:value="-25.0032619864965">
                <text:p>-25.00326198649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0000">
                <text:p>400000</text:p>
              </table:table-cell>
              <table:table-cell office:value-type="float" office:value="-27.6557732919883">
                <text:p>-27.65577329198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0000">
                <text:p>500000</text:p>
              </table:table-cell>
              <table:table-cell office:value-type="float" office:value="-29.3520840950502">
                <text:p>-29.35208409505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0000">
                <text:p>600000</text:p>
              </table:table-cell>
              <table:table-cell office:value-type="float" office:value="-30.811427895475">
                <text:p>-30.8114278954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0000">
                <text:p>700000</text:p>
              </table:table-cell>
              <table:table-cell office:value-type="float" office:value="-32.4131295963924">
                <text:p>-32.41312959639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00000">
                <text:p>800000</text:p>
              </table:table-cell>
              <table:table-cell office:value-type="float" office:value="-33.1138020997705">
                <text:p>-33.11380209977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00">
                <text:p>900000</text:p>
              </table:table-cell>
              <table:table-cell office:value-type="float" office:value="-34.0577695474373">
                <text:p>-34.05776954743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0000">
                <text:p>1000000</text:p>
              </table:table-cell>
              <table:table-cell office:value-type="float" office:value="-35.1764696432335">
                <text:p>-35.17646964323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00000">
                <text:p>2000000</text:p>
              </table:table-cell>
              <table:table-cell office:value-type="float" office:value="-41.2269693782522">
                <text:p>-41.22696937825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00000">
                <text:p>3000000</text:p>
              </table:table-cell>
              <table:table-cell office:value-type="float" office:value="-44.0823996531185">
                <text:p>-44.08239965311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00000">
                <text:p>4000000</text:p>
              </table:table-cell>
              <table:table-cell office:value-type="float" office:value="-46.3253992444144">
                <text:p>-46.32539924441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00000">
                <text:p>5000000</text:p>
              </table:table-cell>
              <table:table-cell office:value-type="float" office:value="-48.4976327326213">
                <text:p>-48.49763273262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00000">
                <text:p>6000000</text:p>
              </table:table-cell>
              <table:table-cell office:value-type="float" office:value="-49.6825231257664">
                <text:p>-49.68252312576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00000">
                <text:p>7000000</text:p>
              </table:table-cell>
              <table:table-cell office:value-type="float" office:value="-50.4077988975329">
                <text:p>-50.40779889753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000000">
                <text:p>8000000</text:p>
              </table:table-cell>
              <table:table-cell office:value-type="float" office:value="-50.9636922109022">
                <text:p>-50.96369221090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000000">
                <text:p>9000000</text:p>
              </table:table-cell>
              <table:table-cell office:value-type="float" office:value="-50.8813608870055">
                <text:p>-50.88136088700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000000">
                <text:p>10000000</text:p>
              </table:table-cell>
              <table:table-cell office:value-type="float" office:value="-50.6484812637314">
                <text:p>-50.64848126373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